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313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3.91pt"/>
    </style:style>
    <style:style style:name="co5" style:family="table-column">
      <style:table-column-properties fo:break-before="auto" style:column-width="153.89pt"/>
    </style:style>
    <style:style style:name="co6" style:family="table-column">
      <style:table-column-properties fo:break-before="auto" style:column-width="166.14pt"/>
    </style:style>
    <style:style style:name="co7" style:family="table-column">
      <style:table-column-properties fo:break-before="auto" style:column-width="77.84pt"/>
    </style:style>
    <style:style style:name="co8" style:family="table-column">
      <style:table-column-properties fo:break-before="auto" style:column-width="73.19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113.16pt"/>
    </style:style>
    <style:style style:name="co11" style:family="table-column">
      <style:table-column-properties fo:break-before="auto" style:column-width="145.45pt"/>
    </style:style>
    <style:style style:name="co12" style:family="table-column">
      <style:table-column-properties fo:break-before="auto" style:column-width="807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GWAS_Inf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visibility="collapse" table:default-cell-style-name="Default"/>
        <table:table-row table:style-name="ro1">
          <table:table-cell office:value-type="string" calcext:value-type="string">
            <text:p>PubMed</text:p>
          </table:table-cell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SNP r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Gene ID</text:p>
          </table:table-cell>
          <table:table-cell table:style-name="ce1" office:value-type="string" calcext:value-type="string">
            <text:p>Gene 2</text:p>
          </table:table-cell>
          <table:table-cell table:style-name="ce1" office:value-type="string" calcext:value-type="string">
            <text:p>Gene ID 2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OrherGenes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20601957" calcext:value-type="float">
            <text:p>20601957</text:p>
          </table:table-cell>
          <table:table-cell office:value-type="string" calcext:value-type="string">
            <text:p>Endometriosis</text:p>
          </table:table-cell>
          <table:table-cell office:value-type="float" office:value="10965235" calcext:value-type="float">
            <text:p>10965235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DKN2B-AS1</text:p>
          </table:table-cell>
          <table:table-cell office:value-type="float" office:value="100048912" calcext:value-type="float">
            <text:p>100048912</text:p>
          </table:table-cell>
          <table:table-cell office:value-type="string" calcext:value-type="string">
            <text:p>CDKN2B-AS1</text:p>
          </table:table-cell>
          <table:table-cell office:value-type="float" office:value="100048912" calcext:value-type="float">
            <text:p>100048912</text:p>
          </table:table-cell>
          <table:table-cell office:value-type="float" office:value="9" calcext:value-type="float">
            <text:p>9</text:p>
          </table:table-cell>
          <table:table-cell office:value-type="float" office:value="22115106" calcext:value-type="float">
            <text:p>22115106</text:p>
          </table:table-cell>
          <table:table-cell office:value-type="float" office:value="0.000000000006" calcext:value-type="float">
            <text:p>6E-1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table:number-columns-repeated="2"/>
        </table:table-row>
        <table:table-row table:style-name="ro1">
          <table:table-cell office:value-type="float" office:value="20601957" calcext:value-type="float">
            <text:p>20601957</text:p>
          </table:table-cell>
          <table:table-cell office:value-type="string" calcext:value-type="string">
            <text:p>Endometriosis</text:p>
          </table:table-cell>
          <table:table-cell office:value-type="float" office:value="16826658" calcext:value-type="float">
            <text:p>1682665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IR4418</text:p>
          </table:table-cell>
          <table:table-cell office:value-type="float" office:value="100616433" calcext:value-type="float">
            <text:p>100616433</text:p>
          </table:table-cell>
          <table:table-cell office:value-type="float" office:value="1" calcext:value-type="float">
            <text:p>1</text:p>
          </table:table-cell>
          <table:table-cell office:value-type="float" office:value="22159378" calcext:value-type="float">
            <text:p>22159378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table:number-columns-repeated="2"/>
        </table:table-row>
        <table:table-row table:style-name="ro1"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Endometriosis</text:p>
          </table:table-cell>
          <table:table-cell office:value-type="float" office:value="6542095" calcext:value-type="float">
            <text:p>654209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KAP2L</text:p>
          </table:table-cell>
          <table:table-cell office:value-type="float" office:value="150468" calcext:value-type="float">
            <text:p>150468</text:p>
          </table:table-cell>
          <table:table-cell office:value-type="string" calcext:value-type="string">
            <text:p>IL1A</text:p>
          </table:table-cell>
          <table:table-cell office:value-type="float" office:value="3552" calcext:value-type="float">
            <text:p>3552</text:p>
          </table:table-cell>
          <table:table-cell office:value-type="float" office:value="2" calcext:value-type="float">
            <text:p>2</text:p>
          </table:table-cell>
          <table:table-cell office:value-type="float" office:value="112771606" calcext:value-type="float">
            <text:p>112771606</text:p>
          </table:table-cell>
          <table:table-cell office:value-type="float" office:value="0.000003" calcext:value-type="float">
            <text:p>0.00000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table:number-columns-repeated="2"/>
        </table:table-row>
        <table:table-row table:style-name="ro1">
          <table:table-cell office:value-type="float" office:value="20844546" calcext:value-type="float">
            <text:p>20844546</text:p>
          </table:table-cell>
          <table:table-cell office:value-type="string" calcext:value-type="string">
            <text:p>Endometriosis</text:p>
          </table:table-cell>
          <table:table-cell office:value-type="float" office:value="801112" calcext:value-type="float">
            <text:p>80111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FTH1P2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ISCA1P2</text:p>
          </table:table-cell>
          <table:table-cell office:value-type="float" office:value="100288517" calcext:value-type="float">
            <text:p>100288517</text:p>
          </table:table-cell>
          <table:table-cell office:value-type="float" office:value="1" calcext:value-type="float">
            <text:p>1</text:p>
          </table:table-cell>
          <table:table-cell office:value-type="float" office:value="228860875" calcext:value-type="float">
            <text:p>228860875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RHOU</text:p>
          </table:table-cell>
          <table:table-cell/>
        </table:table-row>
        <table:table-row table:style-name="ro1"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UBA52P1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MIR148A</text:p>
          </table:table-cell>
          <table:table-cell office:value-type="float" office:value="406940" calcext:value-type="float">
            <text:p>406940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AC005165.1 - AC010719.1</text:p>
          </table:table-cell>
          <table:table-cell/>
        </table:table-row>
        <table:table-row table:style-name="ro1"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Endometriosis</text:p>
          </table:table-cell>
          <table:table-cell office:value-type="float" office:value="2738113" calcext:value-type="float">
            <text:p>273811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DEFA10P</text:p>
          </table:table-cell>
          <table:table-cell office:value-type="float" office:value="449493" calcext:value-type="float">
            <text:p>449493</text:p>
          </table:table-cell>
          <table:table-cell office:value-type="string" calcext:value-type="string">
            <text:p>DEFA1</text:p>
          </table:table-cell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 office:value-type="float" office:value="6971563" calcext:value-type="float">
            <text:p>6971563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1151130" calcext:value-type="float">
            <text:p>21151130</text:p>
          </table:table-cell>
          <table:table-cell office:value-type="string" calcext:value-type="string">
            <text:p>Endometriosis</text:p>
          </table:table-cell>
          <table:table-cell office:value-type="float" office:value="12024204" calcext:value-type="float">
            <text:p>1202420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ADH5P2</text:p>
          </table:table-cell>
          <table:table-cell office:value-type="float" office:value="343296" calcext:value-type="float">
            <text:p>343296</text:p>
          </table:table-cell>
          <table:table-cell office:value-type="string" calcext:value-type="string">
            <text:p>HMGB1P18</text:p>
          </table:table-cell>
          <table:table-cell office:value-type="float" office:value="646526" calcext:value-type="float">
            <text:p>646526</text:p>
          </table:table-cell>
          <table:table-cell office:value-type="float" office:value="1" calcext:value-type="float">
            <text:p>1</text:p>
          </table:table-cell>
          <table:table-cell office:value-type="float" office:value="79777316" calcext:value-type="float">
            <text:p>79777316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AC099671.1</text:p>
          </table:table-cell>
          <table:table-cell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10859871" calcext:value-type="float">
            <text:p>1085987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IR3685</text:p>
          </table:table-cell>
          <table:table-cell office:value-type="float" office:value="100500802" calcext:value-type="float">
            <text:p>100500802</text:p>
          </table:table-cell>
          <table:table-cell office:value-type="string" calcext:value-type="string">
            <text:p>RPL29P26</text:p>
          </table:table-cell>
          <table:table-cell office:value-type="float" office:value="643531" calcext:value-type="float">
            <text:p>643531</text:p>
          </table:table-cell>
          <table:table-cell office:value-type="float" office:value="12" calcext:value-type="float">
            <text:p>12</text:p>
          </table:table-cell>
          <table:table-cell office:value-type="float" office:value="95318100" calcext:value-type="float">
            <text:p>95318100</text:p>
          </table:table-cell>
          <table:table-cell office:value-type="float" office:value="0.0000000000005" calcext:value-type="float">
            <text:p>5E-1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VEZT</text:p>
          </table:table-cell>
          <table:table-cell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7521902" calcext:value-type="float">
            <text:p>75219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IR4418</text:p>
          </table:table-cell>
          <table:table-cell office:value-type="float" office:value="100616433" calcext:value-type="float">
            <text:p>100616433</text:p>
          </table:table-cell>
          <table:table-cell office:value-type="float" office:value="1" calcext:value-type="float">
            <text:p>1</text:p>
          </table:table-cell>
          <table:table-cell office:value-type="float" office:value="22164231" calcext:value-type="float">
            <text:p>22164231</text:p>
          </table:table-cell>
          <table:table-cell office:value-type="float" office:value="0.00000000003" calcext:value-type="float">
            <text:p>3E-11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table:number-columns-repeated="2"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7739264" calcext:value-type="float">
            <text:p>773926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UQCRFS1P3</text:p>
          </table:table-cell>
          <table:table-cell office:value-type="float" office:value="100130994" calcext:value-type="float">
            <text:p>100130994</text:p>
          </table:table-cell>
          <table:table-cell office:value-type="string" calcext:value-type="string">
            <text:p>ID4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float" office:value="19785357" calcext:value-type="float">
            <text:p>19785357</text:p>
          </table:table-cell>
          <table:table-cell office:value-type="float" office:value="0.0000000004" calcext:value-type="float">
            <text:p>4E-10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AL022068.1</text:p>
          </table:table-cell>
          <table:table-cell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1537377" calcext:value-type="float">
            <text:p>153737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UBA52P6</text:p>
          </table:table-cell>
          <table:table-cell office:value-type="float" office:value="100130239" calcext:value-type="float">
            <text:p>100130239</text:p>
          </table:table-cell>
          <table:table-cell office:value-type="string" calcext:value-type="string">
            <text:p>DMRTA1</text:p>
          </table:table-cell>
          <table:table-cell office:value-type="float" office:value="63951" calcext:value-type="float">
            <text:p>63951</text:p>
          </table:table-cell>
          <table:table-cell office:value-type="float" office:value="9" calcext:value-type="float">
            <text:p>9</text:p>
          </table:table-cell>
          <table:table-cell office:value-type="float" office:value="22169701" calcext:value-type="float">
            <text:p>22169701</text:p>
          </table:table-cell>
          <table:table-cell office:value-type="float" office:value="0.000000002" calcext:value-type="float">
            <text:p>0.00000000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CDKN2B-AS1</text:p>
          </table:table-cell>
          <table:table-cell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UBA52P1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MIR148A</text:p>
          </table:table-cell>
          <table:table-cell office:value-type="float" office:value="406940" calcext:value-type="float">
            <text:p>406940</text:p>
          </table:table-cell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004" calcext:value-type="float">
            <text:p>0.000000004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AC005165.1 - AC010719.1</text:p>
          </table:table-cell>
          <table:table-cell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13394619" calcext:value-type="float">
            <text:p>13394619</text:p>
          </table:table-cell>
          <table:table-cell office:value-type="string" calcext:value-type="string">
            <text:p>splice-3</text:p>
          </table:table-cell>
          <table:table-cell office:value-type="string" calcext:value-type="string">
            <text:p>GREB1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GREB1</text:p>
          </table:table-cell>
          <table:table-cell office:value-type="float" office:value="9687" calcext:value-type="float">
            <text:p>9687</text:p>
          </table:table-cell>
          <table:table-cell office:value-type="float" office:value="2" calcext:value-type="float">
            <text:p>2</text:p>
          </table:table-cell>
          <table:table-cell office:value-type="float" office:value="11587381" calcext:value-type="float">
            <text:p>11587381</text:p>
          </table:table-cell>
          <table:table-cell office:value-type="float" office:value="0.000000006" calcext:value-type="float">
            <text:p>0.000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table:number-columns-repeated="2"/>
        </table:table-row>
        <table:table-row table:style-name="ro1">
          <table:table-cell office:value-type="float" office:value="23104006" calcext:value-type="float">
            <text:p>23104006</text:p>
          </table:table-cell>
          <table:table-cell office:value-type="string" calcext:value-type="string">
            <text:p>Endometriosis</text:p>
          </table:table-cell>
          <table:table-cell office:value-type="float" office:value="4141819" calcext:value-type="float">
            <text:p>414181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ETAA1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C1D</text:p>
          </table:table-cell>
          <table:table-cell office:value-type="float" office:value="10438" calcext:value-type="float">
            <text:p>10438</text:p>
          </table:table-cell>
          <table:table-cell office:value-type="float" office:value="2" calcext:value-type="float">
            <text:p>2</text:p>
          </table:table-cell>
          <table:table-cell office:value-type="float" office:value="67637543" calcext:value-type="float">
            <text:p>67637543</text:p>
          </table:table-cell>
          <table:table-cell office:value-type="float" office:value="0.00000009" calcext:value-type="float">
            <text:p>0.00000009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|European</text:p>
          </table:table-cell>
          <table:table-cell office:value-type="string" calcext:value-type="string">
            <text:p>AC007422.2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2235529" calcext:value-type="float">
            <text:p>223552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23994" calcext:value-type="float">
            <text:p>22123994</text:p>
          </table:table-cell>
          <table:table-cell office:value-type="float" office:value="0.000000003" calcext:value-type="float">
            <text:p>0.00000000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ZBTB40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917151" calcext:value-type="float">
            <text:p>1091715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096228" calcext:value-type="float">
            <text:p>22096228</text:p>
          </table:table-cell>
          <table:table-cell office:value-type="float" office:value="0.000000007" calcext:value-type="float">
            <text:p>0.000000007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4654783" calcext:value-type="float">
            <text:p>465478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13027" calcext:value-type="float">
            <text:p>22113027</text:p>
          </table:table-cell>
          <table:table-cell office:value-type="float" office:value="0.000000007" calcext:value-type="float">
            <text:p>0.000000007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2235529" calcext:value-type="float">
            <text:p>223552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23994" calcext:value-type="float">
            <text:p>22123994</text:p>
          </table:table-cell>
          <table:table-cell office:value-type="float" office:value="0.000000007" calcext:value-type="float">
            <text:p>0.000000007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6757804" calcext:value-type="float">
            <text:p>675780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D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ABP5P10</text:p>
          </table:table-cell>
          <table:table-cell office:value-type="float" office:value="344332" calcext:value-type="float">
            <text:p>344332</text:p>
          </table:table-cell>
          <table:table-cell office:value-type="float" office:value="2" calcext:value-type="float">
            <text:p>2</text:p>
          </table:table-cell>
          <table:table-cell office:value-type="float" office:value="150779318" calcext:value-type="float">
            <text:p>150779318</text:p>
          </table:table-cell>
          <table:table-cell office:value-type="float" office:value="0.00000006" calcext:value-type="float">
            <text:p>0.00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RBM43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6907340" calcext:value-type="float">
            <text:p>6907340</text:p>
          </table:table-cell>
          <table:table-cell office:value-type="string" calcext:value-type="string">
            <text:p>nearGene-3</text:p>
          </table:table-cell>
          <table:table-cell office:value-type="string" calcext:value-type="string">
            <text:p>LOC100506885</text:p>
          </table:table-cell>
          <table:table-cell office:value-type="float" office:value="100506885" calcext:value-type="float">
            <text:p>100506885</text:p>
          </table:table-cell>
          <table:table-cell office:value-type="string" calcext:value-type="string">
            <text:p>LOC100506885</text:p>
          </table:table-cell>
          <table:table-cell office:value-type="float" office:value="100506885" calcext:value-type="float">
            <text:p>100506885</text:p>
          </table:table-cell>
          <table:table-cell office:value-type="float" office:value="6" calcext:value-type="float">
            <text:p>6</text:p>
          </table:table-cell>
          <table:table-cell office:value-type="float" office:value="19803537" calcext:value-type="float">
            <text:p>19803537</text:p>
          </table:table-cell>
          <table:table-cell office:value-type="float" office:value="0.0000002" calcext:value-type="float">
            <text:p>0.000000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RNF144B, ID4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508881" calcext:value-type="float">
            <text:p>1050888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LINC00841</text:p>
          </table:table-cell>
          <table:table-cell office:value-type="float" office:value="283033" calcext:value-type="float">
            <text:p>283033</text:p>
          </table:table-cell>
          <table:table-cell office:value-type="string" calcext:value-type="string">
            <text:p>CXCL12</text:p>
          </table:table-cell>
          <table:table-cell office:value-type="float" office:value="6387" calcext:value-type="float">
            <text:p>6387</text:p>
          </table:table-cell>
          <table:table-cell office:value-type="float" office:value="10" calcext:value-type="float">
            <text:p>10</text:p>
          </table:table-cell>
          <table:table-cell office:value-type="float" office:value="44046117" calcext:value-type="float">
            <text:p>44046117</text:p>
          </table:table-cell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HNRNPA3P1, C10orf142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917151" calcext:value-type="float">
            <text:p>1091715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096228" calcext:value-type="float">
            <text:p>22096228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4654783" calcext:value-type="float">
            <text:p>465478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13027" calcext:value-type="float">
            <text:p>22113027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2235529" calcext:value-type="float">
            <text:p>223552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23994" calcext:value-type="float">
            <text:p>22123994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6826658" calcext:value-type="float">
            <text:p>1682665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IR4418</text:p>
          </table:table-cell>
          <table:table-cell office:value-type="float" office:value="100616433" calcext:value-type="float">
            <text:p>100616433</text:p>
          </table:table-cell>
          <table:table-cell office:value-type="float" office:value="1" calcext:value-type="float">
            <text:p>1</text:p>
          </table:table-cell>
          <table:table-cell office:value-type="float" office:value="22159378" calcext:value-type="float">
            <text:p>22159378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7521902" calcext:value-type="float">
            <text:p>75219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IR4418</text:p>
          </table:table-cell>
          <table:table-cell office:value-type="float" office:value="100616433" calcext:value-type="float">
            <text:p>100616433</text:p>
          </table:table-cell>
          <table:table-cell office:value-type="float" office:value="1" calcext:value-type="float">
            <text:p>1</text:p>
          </table:table-cell>
          <table:table-cell office:value-type="float" office:value="22164231" calcext:value-type="float">
            <text:p>22164231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975519" calcext:value-type="float">
            <text:p>10975519</text:p>
          </table:table-cell>
          <table:table-cell office:value-type="string" calcext:value-type="string">
            <text:p>cds-synon</text:p>
          </table:table-cell>
          <table:table-cell office:value-type="string" calcext:value-type="string">
            <text:p>IL33</text:p>
          </table:table-cell>
          <table:table-cell office:value-type="float" office:value="90865" calcext:value-type="float">
            <text:p>90865</text:p>
          </table:table-cell>
          <table:table-cell office:value-type="string" calcext:value-type="string">
            <text:p>IL33</text:p>
          </table:table-cell>
          <table:table-cell office:value-type="float" office:value="90865" calcext:value-type="float">
            <text:p>90865</text:p>
          </table:table-cell>
          <table:table-cell office:value-type="float" office:value="9" calcext:value-type="float">
            <text:p>9</text:p>
          </table:table-cell>
          <table:table-cell office:value-type="float" office:value="6253571" calcext:value-type="float">
            <text:p>6253571</text:p>
          </table:table-cell>
          <table:table-cell office:value-type="float" office:value="0.0000009" calcext:value-type="float">
            <text:p>0.0000009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2270221" calcext:value-type="float">
            <text:p>227022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PDE1C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PDE1C</text:p>
          </table:table-cell>
          <table:table-cell office:value-type="float" office:value="5137" calcext:value-type="float">
            <text:p>5137</text:p>
          </table:table-cell>
          <table:table-cell office:value-type="float" office:value="7" calcext:value-type="float">
            <text:p>7</text:p>
          </table:table-cell>
          <table:table-cell office:value-type="float" office:value="31864413" calcext:value-type="float">
            <text:p>31864413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2449465" calcext:value-type="float">
            <text:p>12449465</text:p>
          </table:table-cell>
          <table:table-cell office:value-type="string" calcext:value-type="string">
            <text:p>nearGene-3</text:p>
          </table:table-cell>
          <table:table-cell office:value-type="string" calcext:value-type="string">
            <text:p>OR1G1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OR1G1</text:p>
          </table:table-cell>
          <table:table-cell office:value-type="float" office:value="8390" calcext:value-type="float">
            <text:p>8390</text:p>
          </table:table-cell>
          <table:table-cell office:value-type="float" office:value="17" calcext:value-type="float">
            <text:p>17</text:p>
          </table:table-cell>
          <table:table-cell office:value-type="float" office:value="3126260" calcext:value-type="float">
            <text:p>3126260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OR1D2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ncRNA</text:p>
          </table:table-cell>
          <table:table-cell office:value-type="string" calcext:value-type="string">
            <text:p>VEZT</text:p>
          </table:table-cell>
          <table:table-cell office:value-type="float" office:value="55591" calcext:value-type="float">
            <text:p>55591</text:p>
          </table:table-cell>
          <table:table-cell office:value-type="string" calcext:value-type="string">
            <text:p>VEZT</text:p>
          </table:table-cell>
          <table:table-cell office:value-type="float" office:value="55591" calcext:value-type="float">
            <text:p>55591</text:p>
          </table:table-cell>
          <table:table-cell office:value-type="float" office:value="12" calcext:value-type="float">
            <text:p>12</text:p>
          </table:table-cell>
          <table:table-cell office:value-type="float" office:value="95302644" calcext:value-type="float">
            <text:p>95302644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268843" calcext:value-type="float">
            <text:p>126884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YB5AP3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MOAP1</text:p>
          </table:table-cell>
          <table:table-cell office:value-type="float" office:value="64112" calcext:value-type="float">
            <text:p>64112</text:p>
          </table:table-cell>
          <table:table-cell office:value-type="float" office:value="14" calcext:value-type="float">
            <text:p>14</text:p>
          </table:table-cell>
          <table:table-cell office:value-type="float" office:value="93178034" calcext:value-type="float">
            <text:p>93178034</text:p>
          </table:table-cell>
          <table:table-cell office:value-type="float" office:value="0.000003" calcext:value-type="float">
            <text:p>0.00000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ITPK1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917151" calcext:value-type="float">
            <text:p>1091715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096228" calcext:value-type="float">
            <text:p>22096228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4654783" calcext:value-type="float">
            <text:p>465478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C4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13027" calcext:value-type="float">
            <text:p>22113027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2235529" calcext:value-type="float">
            <text:p>223552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WNT4</text:p>
          </table:table-cell>
          <table:table-cell office:value-type="float" office:value="54361" calcext:value-type="float">
            <text:p>54361</text:p>
          </table:table-cell>
          <table:table-cell office:value-type="float" office:value="1" calcext:value-type="float">
            <text:p>1</text:p>
          </table:table-cell>
          <table:table-cell office:value-type="float" office:value="22123994" calcext:value-type="float">
            <text:p>22123994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7816936" calcext:value-type="float">
            <text:p>781693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SL24D1P7</text:p>
          </table:table-cell>
          <table:table-cell office:value-type="float" office:value="100129861" calcext:value-type="float">
            <text:p>100129861</text:p>
          </table:table-cell>
          <table:table-cell office:value-type="string" calcext:value-type="string">
            <text:p>RPL23AP54</text:p>
          </table:table-cell>
          <table:table-cell office:value-type="float" office:value="100271466" calcext:value-type="float">
            <text:p>100271466</text:p>
          </table:table-cell>
          <table:table-cell office:value-type="float" office:value="8" calcext:value-type="float">
            <text:p>8</text:p>
          </table:table-cell>
          <table:table-cell office:value-type="float" office:value="5213890" calcext:value-type="float">
            <text:p>5213890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LOC100287015, CSMD1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1193561" calcext:value-type="float">
            <text:p>1119356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A5SP326</text:p>
          </table:table-cell>
          <table:table-cell office:value-type="float" office:value="100873592" calcext:value-type="float">
            <text:p>100873592</text:p>
          </table:table-cell>
          <table:table-cell office:value-type="string" calcext:value-type="string">
            <text:p>MAPKAPK5P1</text:p>
          </table:table-cell>
          <table:table-cell office:value-type="float" office:value="100533849" calcext:value-type="float">
            <text:p>100533849</text:p>
          </table:table-cell>
          <table:table-cell office:value-type="float" office:value="10" calcext:value-type="float">
            <text:p>10</text:p>
          </table:table-cell>
          <table:table-cell office:value-type="float" office:value="107614626" calcext:value-type="float">
            <text:p>107614626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ORCS1</text:p>
          </table:table-cell>
          <table:table-cell/>
        </table:table-row>
        <table:table-row table:style-name="ro1">
          <table:table-cell office:value-type="float" office:value="23472165" calcext:value-type="float">
            <text:p>23472165</text:p>
          </table:table-cell>
          <table:table-cell office:value-type="string" calcext:value-type="string">
            <text:p>Endometriosis</text:p>
          </table:table-cell>
          <table:table-cell office:value-type="float" office:value="10431397" calcext:value-type="float">
            <text:p>10431397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KSR2</text:p>
          </table:table-cell>
          <table:table-cell office:value-type="float" office:value="283455" calcext:value-type="float">
            <text:p>283455</text:p>
          </table:table-cell>
          <table:table-cell office:value-type="string" calcext:value-type="string">
            <text:p>KSR2</text:p>
          </table:table-cell>
          <table:table-cell office:value-type="float" office:value="283455" calcext:value-type="float">
            <text:p>283455</text:p>
          </table:table-cell>
          <table:table-cell office:value-type="float" office:value="12" calcext:value-type="float">
            <text:p>12</text:p>
          </table:table-cell>
          <table:table-cell office:value-type="float" office:value="117668389" calcext:value-type="float">
            <text:p>117668389</text:p>
          </table:table-cell>
          <table:table-cell office:value-type="float" office:value="0.000007" calcext:value-type="float">
            <text:p>0.000007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Endometriosis</text:p>
          </table:table-cell>
          <table:table-cell office:value-type="float" office:value="4966038" calcext:value-type="float">
            <text:p>4966038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float" office:value="15" calcext:value-type="float">
            <text:p>15</text:p>
          </table:table-cell>
          <table:table-cell office:value-type="float" office:value="98903403" calcext:value-type="float">
            <text:p>98903403</text:p>
          </table:table-cell>
          <table:table-cell office:value-type="float" office:value="0.000000002" calcext:value-type="float">
            <text:p>0.000000002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</text:p>
          </table:table-cell>
          <table:table-cell table:number-columns-repeated="2"/>
        </table:table-row>
        <table:table-row table:style-name="ro1"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Endometriosis</text:p>
          </table:table-cell>
          <table:table-cell office:value-type="float" office:value="11692361" calcext:value-type="float">
            <text:p>1169236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MEIS1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MEIS1</text:p>
          </table:table-cell>
          <table:table-cell office:value-type="float" office:value="4211" calcext:value-type="float">
            <text:p>4211</text:p>
          </table:table-cell>
          <table:table-cell office:value-type="float" office:value="2" calcext:value-type="float">
            <text:p>2</text:p>
          </table:table-cell>
          <table:table-cell office:value-type="float" office:value="66496567" calcext:value-type="float">
            <text:p>66496567</text:p>
          </table:table-cell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</text:p>
          </table:table-cell>
          <table:table-cell table:number-columns-repeated="2"/>
        </table:table-row>
        <table:table-row table:style-name="ro1"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Endometriosis</text:p>
          </table:table-cell>
          <table:table-cell office:value-type="float" office:value="10256972" calcext:value-type="float">
            <text:p>1025697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7orf50</text:p>
          </table:table-cell>
          <table:table-cell office:value-type="float" office:value="84310" calcext:value-type="float">
            <text:p>84310</text:p>
          </table:table-cell>
          <table:table-cell office:value-type="string" calcext:value-type="string">
            <text:p>C7orf50</text:p>
          </table:table-cell>
          <table:table-cell office:value-type="float" office:value="84310" calcext:value-type="float">
            <text:p>84310</text:p>
          </table:table-cell>
          <table:table-cell office:value-type="float" office:value="7" calcext:value-type="float">
            <text:p>7</text:p>
          </table:table-cell>
          <table:table-cell office:value-type="float" office:value="999367" calcext:value-type="float">
            <text:p>999367</text:p>
          </table:table-cell>
          <table:table-cell office:value-type="float" office:value="0.000003" calcext:value-type="float">
            <text:p>0.000003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</text:p>
          </table:table-cell>
          <table:table-cell table:number-columns-repeated="2"/>
        </table:table-row>
        <table:table-row table:style-name="ro1">
          <table:table-cell office:value-type="float" office:value="27506219" calcext:value-type="float">
            <text:p>27506219</text:p>
          </table:table-cell>
          <table:table-cell office:value-type="string" calcext:value-type="string">
            <text:p>Endometriosis</text:p>
          </table:table-cell>
          <table:table-cell office:value-type="float" office:value="2276314" calcext:value-type="float">
            <text:p>2276314</text:p>
          </table:table-cell>
          <table:table-cell office:value-type="string" calcext:value-type="string">
            <text:p>missense</text:p>
          </table:table-cell>
          <table:table-cell office:value-type="string" calcext:value-type="string">
            <text:p>C18orf21</text:p>
          </table:table-cell>
          <table:table-cell office:value-type="float" office:value="83608" calcext:value-type="float">
            <text:p>83608</text:p>
          </table:table-cell>
          <table:table-cell office:value-type="string" calcext:value-type="string">
            <text:p>C18orf21</text:p>
          </table:table-cell>
          <table:table-cell office:value-type="float" office:value="83608" calcext:value-type="float">
            <text:p>83608</text:p>
          </table:table-cell>
          <table:table-cell office:value-type="float" office:value="18" calcext:value-type="float">
            <text:p>18</text:p>
          </table:table-cell>
          <table:table-cell office:value-type="float" office:value="35977503" calcext:value-type="float">
            <text:p>35977503</text:p>
          </table:table-cell>
          <table:table-cell office:value-type="float" office:value="0.000007" calcext:value-type="float">
            <text:p>0.000007</text:p>
          </table:table-cell>
          <table:table-cell office:value-type="string" calcext:value-type="string">
            <text:p>PheGenI</text:p>
          </table:table-cell>
          <table:table-cell office:value-type="string" calcext:value-type="string">
            <text:p>East Asian</text:p>
          </table:table-cell>
          <table:table-cell table:number-columns-repeated="2"/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6908034" calcext:value-type="float">
            <text:p>690803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ID4</text:p>
          </table:table-cell>
          <table:table-cell/>
          <table:table-cell office:value-type="string" calcext:value-type="string">
            <text:p>AL02206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73699" calcext:value-type="float">
            <text:p>19773699</text:p>
          </table:table-cell>
          <table:table-cell office:value-type="float" office:value="0.0000005" calcext:value-type="float">
            <text:p>0.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ID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116175374" calcext:value-type="float">
            <text:p>11617537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APN14</text:p>
          </table:table-cell>
          <table:table-cell/>
          <table:table-cell office:value-type="string" calcext:value-type="string">
            <text:p>CAPN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202319" calcext:value-type="float">
            <text:p>31202319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APN1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138913144" calcext:value-type="float">
            <text:p>13891314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LAMC3</text:p>
          </table:table-cell>
          <table:table-cell/>
          <table:table-cell office:value-type="string" calcext:value-type="string">
            <text:p>LAMC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1022553" calcext:value-type="float">
            <text:p>131022553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LAMC3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128934" calcext:value-type="float">
            <text:p>1128934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BEND5</text:p>
          </table:table-cell>
          <table:table-cell/>
          <table:table-cell office:value-type="string" calcext:value-type="string">
            <text:p>AGBL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758912" calcext:value-type="float">
            <text:p>48758912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BEND5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009077" calcext:value-type="float">
            <text:p>100907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PDE5A</text:p>
          </table:table-cell>
          <table:table-cell/>
          <table:table-cell office:value-type="string" calcext:value-type="string">
            <text:p><text:s/>LINC013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706266" calcext:value-type="float">
            <text:p>119706266</text:p>
          </table:table-cell>
          <table:table-cell office:value-type="float" office:value="0.000004" calcext:value-type="float">
            <text:p>0.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PDE5A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432089" calcext:value-type="float">
            <text:p>1432089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C097486.1 - RNU6ATAC13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869637" calcext:value-type="float">
            <text:p>170869637</text:p>
          </table:table-cell>
          <table:table-cell office:value-type="float" office:value="0.00000006" calcext:value-type="float">
            <text:p>0.0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C097486.1 - RNU6ATAC13P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1132055" calcext:value-type="float">
            <text:p>11132055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LINC02500 - AC09384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1401652" calcext:value-type="float">
            <text:p>181401652</text:p>
          </table:table-cell>
          <table:table-cell office:value-type="float" office:value="0.00000008" calcext:value-type="float">
            <text:p>0.00000008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LINC02500 - AC093840.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458649" calcext:value-type="float">
            <text:p>458649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LINC02063 - AC106799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69377" calcext:value-type="float">
            <text:p>4269377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LINC02063 - AC106799.3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62355900" calcext:value-type="float">
            <text:p>62355900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5orf67 - AC008940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756868" calcext:value-type="float">
            <text:p>56756868</text:p>
          </table:table-cell>
          <table:table-cell office:value-type="float" office:value="0.00000005" calcext:value-type="float">
            <text:p>0.0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5orf67 - AC008940.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644045" calcext:value-type="float">
            <text:p>64404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2, TSBP1-AS1, HLA-DRA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916180" calcext:value-type="float">
            <text:p>31916180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2, TSBP1-AS1, HLA-DRA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2300795" calcext:value-type="float">
            <text:p>230079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OL12A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115465" calcext:value-type="float">
            <text:p>75115465</text:p>
          </table:table-cell>
          <table:table-cell office:value-type="float" office:value="0.0000005" calcext:value-type="float">
            <text:p>0.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OL12A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750034" calcext:value-type="float">
            <text:p>175003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SYNJ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8059112" calcext:value-type="float">
            <text:p>158059112</text:p>
          </table:table-cell>
          <table:table-cell office:value-type="float" office:value="0.0000007" calcext:value-type="float">
            <text:p>0.0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SYNJ2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75801644" calcext:value-type="float">
            <text:p>75801644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GPNM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266522" calcext:value-type="float">
            <text:p>23266522</text:p>
          </table:table-cell>
          <table:table-cell office:value-type="float" office:value="0.0000000008" calcext:value-type="float">
            <text:p>8E-10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GPNMB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7781172" calcext:value-type="float">
            <text:p>7781172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DC14C - AC091730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030398" calcext:value-type="float">
            <text:p>49030398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DC14C - AC091730.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6901004" calcext:value-type="float">
            <text:p>16901004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SOD1P3 - AC024681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958758" calcext:value-type="float">
            <text:p>125958758</text:p>
          </table:table-cell>
          <table:table-cell office:value-type="float" office:value="0.0000009" calcext:value-type="float">
            <text:p>0.0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SOD1P3 - AC024681.2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2929986" calcext:value-type="float">
            <text:p>292998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CN4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3199283" calcext:value-type="float">
            <text:p>133199283</text:p>
          </table:table-cell>
          <table:table-cell office:value-type="float" office:value="0.000004" calcext:value-type="float">
            <text:p>0.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CN4 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6578185" calcext:value-type="float">
            <text:p>6578185</text:p>
          </table:table-cell>
          <table:table-cell office:value-type="string" calcext:value-type="string">
            <text:p>stop_los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MROH5, MROH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1447953" calcext:value-type="float">
            <text:p>141447953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MROH5, MROH5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7277593" calcext:value-type="float">
            <text:p>17277593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LINC00583 - PES1P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950594" calcext:value-type="float">
            <text:p>13950594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LINC00583 - PES1P2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6540" calcext:value-type="float">
            <text:p>6540</text:p>
          </table:table-cell>
          <table:table-cell office:value-type="string" calcext:value-type="string">
            <text:p>3_prime_UTR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PSMD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2649" calcext:value-type="float">
            <text:p>252649</text:p>
          </table:table-cell>
          <table:table-cell office:value-type="float" office:value="0.000003" calcext:value-type="float">
            <text:p>0.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PSMD13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2615943" calcext:value-type="float">
            <text:p>2615943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KIAA1549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417589" calcext:value-type="float">
            <text:p>33417589</text:p>
          </table:table-cell>
          <table:table-cell office:value-type="float" office:value="0.000007" calcext:value-type="float">
            <text:p>0.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KIAA1549L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7942368" calcext:value-type="float">
            <text:p>7942368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GUCY2EP - AP003119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6754318" calcext:value-type="float">
            <text:p>76754318</text:p>
          </table:table-cell>
          <table:table-cell office:value-type="float" office:value="0.000000009" calcext:value-type="float">
            <text:p>0.000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GUCY2EP - AP003119.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427244" calcext:value-type="float">
            <text:p>42724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RFL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4120741" calcext:value-type="float">
            <text:p>124120741</text:p>
          </table:table-cell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FLNA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0131751" calcext:value-type="float">
            <text:p>10131751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L390334.1 - BNIP3P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212010" calcext:value-type="float">
            <text:p>28212010</text:p>
          </table:table-cell>
          <table:table-cell office:value-type="float" office:value="0.0000009" calcext:value-type="float">
            <text:p>0.0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L390334.1 - BNIP3P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380131" calcext:value-type="float">
            <text:p>1380131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L163953.1, AL365295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3606140" calcext:value-type="float">
            <text:p>53606140</text:p>
          </table:table-cell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L163953.1, AL365295.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0129516" calcext:value-type="float">
            <text:p>10129516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PARP1P2, RHOJ</text:p>
          </table:table-cell>
          <table:table-cell/>
          <table:table-cell office:value-type="string" calcext:value-type="string">
            <text:p>AL137191.1 - RHOJ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133372" calcext:value-type="float">
            <text:p>63133372</text:p>
          </table:table-cell>
          <table:table-cell office:value-type="float" office:value="5E-016" calcext:value-type="float">
            <text:p>5E-1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PARP1P2, RHOJ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7149767" calcext:value-type="float">
            <text:p>7149767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MARK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397208" calcext:value-type="float">
            <text:p>103397208</text:p>
          </table:table-cell>
          <table:table-cell office:value-type="float" office:value="0.000007" calcext:value-type="float">
            <text:p>0.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MARK3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74781061" calcext:value-type="float">
            <text:p>74781061</text:p>
          </table:table-cell>
          <table:table-cell office:value-type="string" calcext:value-type="string">
            <text:p>3_prime_UTR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RID3B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4595855" calcext:value-type="float">
            <text:p>74595855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RID3B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2943477" calcext:value-type="float">
            <text:p>12943477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OX10-AS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912543" calcext:value-type="float">
            <text:p>13912543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OX10-AS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2663839" calcext:value-type="float">
            <text:p>2663839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TP8B1 - RSL24D1P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818282" calcext:value-type="float">
            <text:p>57818282</text:p>
          </table:table-cell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TP8B1 - RSL24D1P11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44824657" calcext:value-type="float">
            <text:p>144824657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BS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7782" calcext:value-type="float">
            <text:p>577782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BSG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1085835" calcext:value-type="float">
            <text:p>1108583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ACNA1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221196" calcext:value-type="float">
            <text:p>13221196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ACNA1A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0419023" calcext:value-type="float">
            <text:p>10419023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GRIN2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427965" calcext:value-type="float">
            <text:p>48427965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GRIN2D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2327293" calcext:value-type="float">
            <text:p>2327293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SNAP25-AS1 - SDAD1P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385750" calcext:value-type="float">
            <text:p>10385750</text:p>
          </table:table-cell>
          <table:table-cell office:value-type="float" office:value="0.000007" calcext:value-type="float">
            <text:p>0.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SNAP25-AS1 - SDAD1P2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6075004" calcext:value-type="float">
            <text:p>6075004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MACROD2 - PPIAP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086119" calcext:value-type="float">
            <text:p>16086119</text:p>
          </table:table-cell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MACROD2 - PPIAP17</text:p>
          </table:table-cell>
        </table:table-row>
        <table:table-row table:style-name="ro1">
          <table:table-cell office:value-type="float" office:value="28881265" calcext:value-type="float">
            <text:p>28881265</text:p>
          </table:table-cell>
          <table:table-cell office:value-type="string" calcext:value-type="string">
            <text:p>Endometriosis</text:p>
          </table:table-cell>
          <table:table-cell office:value-type="float" office:value="116250606" calcext:value-type="float">
            <text:p>116250606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ALHM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473496" calcext:value-type="float">
            <text:p>103473496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ALHM3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FE2L3</text:p>
          </table:table-cell>
          <table:table-cell/>
          <table:table-cell office:value-type="string" calcext:value-type="string">
            <text:p>AC005165.1 - AC010719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NFE2L3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55938609" calcext:value-type="float">
            <text:p>55938609</text:p>
          </table:table-cell>
          <table:table-cell office:value-type="string" calcext:value-type="string">
            <text:p>5_prime_UTR_variant</text:p>
          </table:table-cell>
          <table:table-cell office:value-type="string" calcext:value-type="string">
            <text:p>WNT4</text:p>
          </table:table-cell>
          <table:table-cell/>
          <table:table-cell office:value-type="string" calcext:value-type="string">
            <text:p>WNT4, AL445253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43958" calcext:value-type="float">
            <text:p>22143958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WNT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Endometriosis</text:p>
          </table:table-cell>
          <table:table-cell office:value-type="float" office:value="60966186" calcext:value-type="float">
            <text:p>60966186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DEFA1</text:p>
          </table:table-cell>
          <table:table-cell/>
          <table:table-cell office:value-type="string" calcext:value-type="string">
            <text:p>DEFA10P - DEFA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73682" calcext:value-type="float">
            <text:p>6973682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DEFA1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Ovarian disease with few adhesions</text:p>
          </table:table-cell>
          <table:table-cell office:value-type="float" office:value="144240142" calcext:value-type="float">
            <text:p>14424014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MAP3K4</text:p>
          </table:table-cell>
          <table:table-cell/>
          <table:table-cell office:value-type="string" calcext:value-type="string">
            <text:p>MAP3K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1081992" calcext:value-type="float">
            <text:p>161081992</text:p>
          </table:table-cell>
          <table:table-cell office:value-type="float" office:value="0.00000006" calcext:value-type="float">
            <text:p>0.0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MAP3K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Ovarian disease with few adhesions</text:p>
          </table:table-cell>
          <table:table-cell office:value-type="float" office:value="200922190" calcext:value-type="float">
            <text:p>200922190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DC73</text:p>
          </table:table-cell>
          <table:table-cell/>
          <table:table-cell office:value-type="string" calcext:value-type="string">
            <text:p>CDC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3234362" calcext:value-type="float">
            <text:p>193234362</text:p>
          </table:table-cell>
          <table:table-cell office:value-type="float" office:value="0.0000002" calcext:value-type="float">
            <text:p>0.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DC73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Ovarian disease with few adhesions</text:p>
          </table:table-cell>
          <table:table-cell office:value-type="float" office:value="855965" calcext:value-type="float">
            <text:p>855965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EMX2</text:p>
          </table:table-cell>
          <table:table-cell/>
          <table:table-cell office:value-type="string" calcext:value-type="string">
            <text:p>AC005871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7684248" calcext:value-type="float">
            <text:p>117684248</text:p>
          </table:table-cell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EMX2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Ovarian disease with few adhesions</text:p>
          </table:table-cell>
          <table:table-cell office:value-type="float" office:value="113850637" calcext:value-type="float">
            <text:p>11385063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ALCAM</text:p>
          </table:table-cell>
          <table:table-cell/>
          <table:table-cell office:value-type="string" calcext:value-type="string">
            <text:p>RAP1BP2 - AC091804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131556" calcext:value-type="float">
            <text:p>104131556</text:p>
          </table:table-cell>
          <table:table-cell office:value-type="float" office:value="0.0000008" calcext:value-type="float">
            <text:p>0.0000008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LCAM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FE2L3</text:p>
          </table:table-cell>
          <table:table-cell/>
          <table:table-cell office:value-type="string" calcext:value-type="string">
            <text:p>AC005165.1 - AC010719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002" calcext:value-type="float">
            <text:p>0.0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NFE2L3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517875" calcext:value-type="float">
            <text:p>51787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AALADL2</text:p>
          </table:table-cell>
          <table:table-cell/>
          <table:table-cell office:value-type="string" calcext:value-type="string">
            <text:p>NAALADL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633096" calcext:value-type="float">
            <text:p>174633096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NAALADL2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7041895" calcext:value-type="float">
            <text:p>7041895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CDKN2B-AS1</text:p>
          </table:table-cell>
          <table:table-cell/>
          <table:table-cell office:value-type="string" calcext:value-type="string">
            <text:p>CDKN2B-AS1 - AL157937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162795" calcext:value-type="float">
            <text:p>22162795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DKN2B-AS1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1250258" calcext:value-type="float">
            <text:p>1250258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FN1</text:p>
          </table:table-cell>
          <table:table-cell/>
          <table:table-cell office:value-type="string" calcext:value-type="string">
            <text:p>FN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435462" calcext:value-type="float">
            <text:p>215435462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FN1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71415016" calcext:value-type="float">
            <text:p>71415016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C14orf132</text:p>
          </table:table-cell>
          <table:table-cell/>
          <table:table-cell office:value-type="string" calcext:value-type="string">
            <text:p>TUNAR - AL137190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5977621" calcext:value-type="float">
            <text:p>95977621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14orf132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62469231" calcext:value-type="float">
            <text:p>62469231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FOXP2</text:p>
          </table:table-cell>
          <table:table-cell/>
          <table:table-cell office:value-type="string" calcext:value-type="string">
            <text:p>FOXP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4391119" calcext:value-type="float">
            <text:p>114391119</text:p>
          </table:table-cell>
          <table:table-cell office:value-type="float" office:value="0.0000005" calcext:value-type="float">
            <text:p>0.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FOXP2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3920498" calcext:value-type="float">
            <text:p>3920498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WNT4</text:p>
          </table:table-cell>
          <table:table-cell/>
          <table:table-cell office:value-type="string" calcext:value-type="string">
            <text:p>AL445253.1 - MIR44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66394" calcext:value-type="float">
            <text:p>22166394</text:p>
          </table:table-cell>
          <table:table-cell office:value-type="float" office:value="0.0000006" calcext:value-type="float">
            <text:p>0.0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WNT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6908034" calcext:value-type="float">
            <text:p>690803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ID4</text:p>
          </table:table-cell>
          <table:table-cell/>
          <table:table-cell office:value-type="string" calcext:value-type="string">
            <text:p>AL02206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73699" calcext:value-type="float">
            <text:p>19773699</text:p>
          </table:table-cell>
          <table:table-cell office:value-type="float" office:value="0.0000007" calcext:value-type="float">
            <text:p>0.0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ID4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12455952" calcext:value-type="float">
            <text:p>12455952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CDH20</text:p>
          </table:table-cell>
          <table:table-cell/>
          <table:table-cell office:value-type="string" calcext:value-type="string">
            <text:p>AC113137.1 - CDH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1173285" calcext:value-type="float">
            <text:p>61173285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CDH20</text:p>
          </table:table-cell>
        </table:table-row>
        <table:table-row table:style-name="ro1">
          <table:table-cell office:value-type="float" office:value="28333195" calcext:value-type="float">
            <text:p>28333195</text:p>
          </table:table-cell>
          <table:table-cell office:value-type="string" calcext:value-type="string">
            <text:p>Deep ovarian and/or rectovaginal disease with dense adhesions</text:p>
          </table:table-cell>
          <table:table-cell office:value-type="float" office:value="138913144" calcext:value-type="float">
            <text:p>13891314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LAMC3</text:p>
          </table:table-cell>
          <table:table-cell/>
          <table:table-cell office:value-type="string" calcext:value-type="string">
            <text:p>LAMC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1022553" calcext:value-type="float">
            <text:p>131022553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LAMC3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2037376" calcext:value-type="float">
            <text:p>1203737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WNT4</text:p>
          </table:table-cell>
          <table:table-cell/>
          <table:table-cell office:value-type="string" calcext:value-type="string">
            <text:p>WNT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35618" calcext:value-type="float">
            <text:p>22135618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WNT4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4762326" calcext:value-type="float">
            <text:p>476232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VEZT</text:p>
          </table:table-cell>
          <table:table-cell/>
          <table:table-cell office:value-type="string" calcext:value-type="string">
            <text:p>VEZ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275175" calcext:value-type="float">
            <text:p>95275175</text:p>
          </table:table-cell>
          <table:table-cell office:value-type="float" office:value="0.000004" calcext:value-type="float">
            <text:p>0.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VEZT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2037376" calcext:value-type="float">
            <text:p>1203737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WNT4</text:p>
          </table:table-cell>
          <table:table-cell/>
          <table:table-cell office:value-type="string" calcext:value-type="string">
            <text:p>WNT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35618" calcext:value-type="float">
            <text:p>22135618</text:p>
          </table:table-cell>
          <table:table-cell office:value-type="float" office:value="9E-017" calcext:value-type="float">
            <text:p>9E-1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WNT4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1674184" calcext:value-type="float">
            <text:p>1167418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GREB1</text:p>
          </table:table-cell>
          <table:table-cell/>
          <table:table-cell office:value-type="string" calcext:value-type="string">
            <text:p>GREB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81409" calcext:value-type="float">
            <text:p>11581409</text:p>
          </table:table-cell>
          <table:table-cell office:value-type="float" office:value="3E-017" calcext:value-type="float">
            <text:p>3E-1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GREB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6546324" calcext:value-type="float">
            <text:p>654632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ETAA1</text:p>
          </table:table-cell>
          <table:table-cell/>
          <table:table-cell office:value-type="string" calcext:value-type="string">
            <text:p>AC0074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29358" calcext:value-type="float">
            <text:p>67629358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ETAA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0167914" calcext:value-type="float">
            <text:p>10167914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IL1A</text:p>
          </table:table-cell>
          <table:table-cell/>
          <table:table-cell office:value-type="string" calcext:value-type="string">
            <text:p>IL1A - IL1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05784" calcext:value-type="float">
            <text:p>112805784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IL1A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903068" calcext:value-type="float">
            <text:p>1903068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KDR</text:p>
          </table:table-cell>
          <table:table-cell/>
          <table:table-cell office:value-type="string" calcext:value-type="string">
            <text:p>KDR - RN7SL822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142310" calcext:value-type="float">
            <text:p>55142310</text:p>
          </table:table-cell>
          <table:table-cell office:value-type="float" office:value="0.00000000001" calcext:value-type="float">
            <text:p>1E-1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KDR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60794" calcext:value-type="float">
            <text:p>76079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ID4</text:p>
          </table:table-cell>
          <table:table-cell/>
          <table:table-cell office:value-type="string" calcext:value-type="string">
            <text:p>AL02206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90329" calcext:value-type="float">
            <text:p>19790329</text:p>
          </table:table-cell>
          <table:table-cell office:value-type="float" office:value="0.0000000002" calcext:value-type="float">
            <text:p>2E-10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ID4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C005165.1 - AC010719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0009" calcext:value-type="float">
            <text:p>9E-10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AC005165.1 - AC010719.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537377" calcext:value-type="float">
            <text:p>153737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CDKN2B-AS1</text:p>
          </table:table-cell>
          <table:table-cell/>
          <table:table-cell office:value-type="string" calcext:value-type="string">
            <text:p>CDKN2B-AS1 - AL157937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169701" calcext:value-type="float">
            <text:p>22169701</text:p>
          </table:table-cell>
          <table:table-cell office:value-type="float" office:value="0.0000000001" calcext:value-type="float">
            <text:p>1E-10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DKN2B-AS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4762326" calcext:value-type="float">
            <text:p>476232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VEZT</text:p>
          </table:table-cell>
          <table:table-cell/>
          <table:table-cell office:value-type="string" calcext:value-type="string">
            <text:p>VEZ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275175" calcext:value-type="float">
            <text:p>95275175</text:p>
          </table:table-cell>
          <table:table-cell office:value-type="float" office:value="0.000000002" calcext:value-type="float">
            <text:p>0.0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VEZT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971256" calcext:value-type="float">
            <text:p>197125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CDC170</text:p>
          </table:table-cell>
          <table:table-cell/>
          <table:table-cell office:value-type="string" calcext:value-type="string">
            <text:p>CCDC1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1494876" calcext:value-type="float">
            <text:p>151494876</text:p>
          </table:table-cell>
          <table:table-cell office:value-type="float" office:value="0.00000004" calcext:value-type="float">
            <text:p>0.00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CDC170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1575922" calcext:value-type="float">
            <text:p>7157592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SYNE1</text:p>
          </table:table-cell>
          <table:table-cell/>
          <table:table-cell office:value-type="string" calcext:value-type="string">
            <text:p>SYNE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232879" calcext:value-type="float">
            <text:p>152232879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SYNE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4485684" calcext:value-type="float">
            <text:p>74485684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FSHB</text:p>
          </table:table-cell>
          <table:table-cell/>
          <table:table-cell office:value-type="string" calcext:value-type="string">
            <text:p>AL358944.1 - FSH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220740" calcext:value-type="float">
            <text:p>30220740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FSHB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7294520" calcext:value-type="float">
            <text:p>77294520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GREB1</text:p>
          </table:table-cell>
          <table:table-cell/>
          <table:table-cell office:value-type="string" calcext:value-type="string">
            <text:p>GREB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20829" calcext:value-type="float">
            <text:p>11520829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GREB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2206949" calcext:value-type="float">
            <text:p>2206949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ESR1</text:p>
          </table:table-cell>
          <table:table-cell/>
          <table:table-cell office:value-type="string" calcext:value-type="string">
            <text:p>ESR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1716421" calcext:value-type="float">
            <text:p>151716421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ESR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7803970" calcext:value-type="float">
            <text:p>17803970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SYNE1</text:p>
          </table:table-cell>
          <table:table-cell/>
          <table:table-cell office:value-type="string" calcext:value-type="string">
            <text:p>SYNE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232583" calcext:value-type="float">
            <text:p>152232583</text:p>
          </table:table-cell>
          <table:table-cell office:value-type="float" office:value="0.00000007" calcext:value-type="float">
            <text:p>0.00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SYNE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0757272" calcext:value-type="float">
            <text:p>1075727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DKN2B-AS1</text:p>
          </table:table-cell>
          <table:table-cell/>
          <table:table-cell office:value-type="string" calcext:value-type="string">
            <text:p>CDKN2B-AS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088261" calcext:value-type="float">
            <text:p>22088261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DKN2B-AS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448792" calcext:value-type="float">
            <text:p>1448792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DMRTA1 - LINC012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641634" calcext:value-type="float">
            <text:p>22641634</text:p>
          </table:table-cell>
          <table:table-cell office:value-type="float" office:value="0.0000002" calcext:value-type="float">
            <text:p>0.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DMRTA1 - LINC01239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2037376" calcext:value-type="float">
            <text:p>1203737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WNT4</text:p>
          </table:table-cell>
          <table:table-cell/>
          <table:table-cell office:value-type="string" calcext:value-type="string">
            <text:p>WNT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35618" calcext:value-type="float">
            <text:p>22135618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WNT4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0167914" calcext:value-type="float">
            <text:p>10167914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IL1A</text:p>
          </table:table-cell>
          <table:table-cell/>
          <table:table-cell office:value-type="string" calcext:value-type="string">
            <text:p>IL1A - IL1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05784" calcext:value-type="float">
            <text:p>112805784</text:p>
          </table:table-cell>
          <table:table-cell office:value-type="float" office:value="0.00000005" calcext:value-type="float">
            <text:p>0.0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IL1A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1674184" calcext:value-type="float">
            <text:p>1167418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GREB1</text:p>
          </table:table-cell>
          <table:table-cell/>
          <table:table-cell office:value-type="string" calcext:value-type="string">
            <text:p>GREB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81409" calcext:value-type="float">
            <text:p>11581409</text:p>
          </table:table-cell>
          <table:table-cell office:value-type="float" office:value="0.00000000000003" calcext:value-type="float">
            <text:p>3E-1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GREB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6546324" calcext:value-type="float">
            <text:p>654632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ETAA1</text:p>
          </table:table-cell>
          <table:table-cell/>
          <table:table-cell office:value-type="string" calcext:value-type="string">
            <text:p>AC0074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29358" calcext:value-type="float">
            <text:p>67629358</text:p>
          </table:table-cell>
          <table:table-cell office:value-type="float" office:value="0.0000003" calcext:value-type="float">
            <text:p>0.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ETAA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7294520" calcext:value-type="float">
            <text:p>77294520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GREB1</text:p>
          </table:table-cell>
          <table:table-cell/>
          <table:table-cell office:value-type="string" calcext:value-type="string">
            <text:p>GREB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20829" calcext:value-type="float">
            <text:p>11520829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GREB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903068" calcext:value-type="float">
            <text:p>1903068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KDR</text:p>
          </table:table-cell>
          <table:table-cell/>
          <table:table-cell office:value-type="string" calcext:value-type="string">
            <text:p>KDR - RN7SL822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142310" calcext:value-type="float">
            <text:p>55142310</text:p>
          </table:table-cell>
          <table:table-cell office:value-type="float" office:value="0.00000000002" calcext:value-type="float">
            <text:p>2E-1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KDR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7803970" calcext:value-type="float">
            <text:p>17803970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SYNE1</text:p>
          </table:table-cell>
          <table:table-cell/>
          <table:table-cell office:value-type="string" calcext:value-type="string">
            <text:p>SYNE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232583" calcext:value-type="float">
            <text:p>152232583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SYNE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971256" calcext:value-type="float">
            <text:p>197125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CDC170</text:p>
          </table:table-cell>
          <table:table-cell/>
          <table:table-cell office:value-type="string" calcext:value-type="string">
            <text:p>CCDC1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1494876" calcext:value-type="float">
            <text:p>151494876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CDC170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1575922" calcext:value-type="float">
            <text:p>7157592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SYNE1</text:p>
          </table:table-cell>
          <table:table-cell/>
          <table:table-cell office:value-type="string" calcext:value-type="string">
            <text:p>SYNE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232879" calcext:value-type="float">
            <text:p>152232879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SYNE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60794" calcext:value-type="float">
            <text:p>76079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ID4</text:p>
          </table:table-cell>
          <table:table-cell/>
          <table:table-cell office:value-type="string" calcext:value-type="string">
            <text:p>AL02206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90329" calcext:value-type="float">
            <text:p>19790329</text:p>
          </table:table-cell>
          <table:table-cell office:value-type="float" office:value="0.00000007" calcext:value-type="float">
            <text:p>0.00000007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ID4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C005165.1 - AC010719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862019" calcext:value-type="float">
            <text:p>25862019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AC005165.1 - AC010719.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0757272" calcext:value-type="float">
            <text:p>1075727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CDKN2B-AS1</text:p>
          </table:table-cell>
          <table:table-cell/>
          <table:table-cell office:value-type="string" calcext:value-type="string">
            <text:p>CDKN2B-AS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088261" calcext:value-type="float">
            <text:p>22088261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DKN2B-AS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448792" calcext:value-type="float">
            <text:p>1448792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DMRTA1 - LINC012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641634" calcext:value-type="float">
            <text:p>22641634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DMRTA1 - LINC01239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1537377" calcext:value-type="float">
            <text:p>1537377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CDKN2B-AS1</text:p>
          </table:table-cell>
          <table:table-cell/>
          <table:table-cell office:value-type="string" calcext:value-type="string">
            <text:p>CDKN2B-AS1 - AL157937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169701" calcext:value-type="float">
            <text:p>22169701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CDKN2B-AS1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74485684" calcext:value-type="float">
            <text:p>74485684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FSHB</text:p>
          </table:table-cell>
          <table:table-cell/>
          <table:table-cell office:value-type="string" calcext:value-type="string">
            <text:p>AL358944.1 - FSH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220740" calcext:value-type="float">
            <text:p>30220740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FSHB</text:p>
          </table:table-cell>
        </table:table-row>
        <table:table-row table:style-name="ro1">
          <table:table-cell office:value-type="float" office:value="28537267" calcext:value-type="float">
            <text:p>28537267</text:p>
          </table:table-cell>
          <table:table-cell office:value-type="string" calcext:value-type="string">
            <text:p>Endometriosis</text:p>
          </table:table-cell>
          <table:table-cell office:value-type="float" office:value="4762326" calcext:value-type="float">
            <text:p>4762326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VEZT</text:p>
          </table:table-cell>
          <table:table-cell/>
          <table:table-cell office:value-type="string" calcext:value-type="string">
            <text:p>VEZ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275175" calcext:value-type="float">
            <text:p>95275175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VEZT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6782972" calcext:value-type="float">
            <text:p>6782972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C092422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922859" calcext:value-type="float">
            <text:p>24922859</text:p>
          </table:table-cell>
          <table:table-cell office:value-type="float" office:value="0.000000003" calcext:value-type="float">
            <text:p>0.000000003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C092422.1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10008492" calcext:value-type="float">
            <text:p>10008492</text:p>
          </table:table-cell>
          <table:table-cell office:value-type="string" calcext:value-type="string">
            <text:p>intergenic_variant</text:p>
          </table:table-cell>
          <table:table-cell office:value-type="string" calcext:value-type="string">
            <text:p>KLF3, TLR10</text:p>
          </table:table-cell>
          <table:table-cell/>
          <table:table-cell office:value-type="string" calcext:value-type="string">
            <text:p>RNA5SP158 - TLR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764099" calcext:value-type="float">
            <text:p>38764099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KLF3, TLR10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9349553" calcext:value-type="float">
            <text:p>9349553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TFAP2D</text:p>
          </table:table-cell>
          <table:table-cell/>
          <table:table-cell office:value-type="string" calcext:value-type="string">
            <text:p>TFAP2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747694" calcext:value-type="float">
            <text:p>50747694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TFAP2D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2475335" calcext:value-type="float">
            <text:p>2475335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PTPRD</text:p>
          </table:table-cell>
          <table:table-cell/>
          <table:table-cell office:value-type="string" calcext:value-type="string">
            <text:p>PTPR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260263" calcext:value-type="float">
            <text:p>10260263</text:p>
          </table:table-cell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PTPRD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2218868" calcext:value-type="float">
            <text:p>2218868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OR9Q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158505" calcext:value-type="float">
            <text:p>58158505</text:p>
          </table:table-cell>
          <table:table-cell office:value-type="float" office:value="0.00000004" calcext:value-type="float">
            <text:p>0.00000004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OR9Q1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523332" calcext:value-type="float">
            <text:p>523332</text:p>
          </table:table-cell>
          <table:table-cell office:value-type="string" calcext:value-type="string">
            <text:p>regulatory_regi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RHGAP42 - PG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1003588" calcext:value-type="float">
            <text:p>101003588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RHGAP42 - PGR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2278868" calcext:value-type="float">
            <text:p>2278868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SKAP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184809" calcext:value-type="float">
            <text:p>48184809</text:p>
          </table:table-cell>
          <table:table-cell office:value-type="float" office:value="0.0000005" calcext:value-type="float">
            <text:p>0.0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SKAP1</text:p>
          </table:table-cell>
        </table:table-row>
        <table:table-row table:style-name="ro1">
          <table:table-cell office:value-type="float" office:value="29608257" calcext:value-type="float">
            <text:p>29608257</text:p>
          </table:table-cell>
          <table:table-cell office:value-type="string" calcext:value-type="string">
            <text:p>Endometriosis or endometrial cancer (pleiotropy)</text:p>
          </table:table-cell>
          <table:table-cell office:value-type="float" office:value="9915454" calcext:value-type="float">
            <text:p>9915454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C004805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5633120" calcext:value-type="float">
            <text:p>65633120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GWASCatalog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C004805.1</text:p>
          </table:table-cell>
        </table:table-row>
        <table:table-row table:style-name="ro1">
          <table:table-cell office:value-type="float" office:value="23177411" calcext:value-type="float">
            <text:p>23177411</text:p>
          </table:table-cell>
          <table:table-cell office:value-type="string" calcext:value-type="string">
            <text:p>Endometriosis</text:p>
          </table:table-cell>
          <table:table-cell office:value-type="float" office:value="3798573" calcext:value-type="float">
            <text:p>3798573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ESR1</text:p>
          </table:table-cell>
          <table:table-cell table:number-columns-repeated="5"/>
          <table:table-cell office:value-type="float" office:value="0.009" calcext:value-type="float">
            <text:p>0.009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ast Asian</text:p>
          </table:table-cell>
          <table:table-cell table:number-columns-repeated="2"/>
        </table:table-row>
        <table:table-row table:style-name="ro1">
          <table:table-cell office:value-type="float" office:value="24676469" calcext:value-type="float">
            <text:p>24676469</text:p>
          </table:table-cell>
          <table:table-cell office:value-type="string" calcext:value-type="string">
            <text:p>Endometriosis</text:p>
          </table:table-cell>
          <table:table-cell office:value-type="float" office:value="7521902" calcext:value-type="float">
            <text:p>75219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490474" calcext:value-type="float">
            <text:p>22490474</text:p>
          </table:table-cell>
          <table:table-cell office:value-type="float" office:value="1.8E-015" calcext:value-type="float">
            <text:p>1.8E-1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 (much reduced in A)</text:p>
          </table:table-cell>
        </table:table-row>
        <table:table-row table:style-name="ro2">
          <table:table-cell office:value-type="float" office:value="24676470" calcext:value-type="float">
            <text:p>24676470</text:p>
          </table:table-cell>
          <table:table-cell office:value-type="string" calcext:value-type="string">
            <text:p>Endometriosis</text:p>
          </table:table-cell>
          <table:table-cell office:value-type="float" office:value="10859871" calcext:value-type="float">
            <text:p>1085987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VEZT</text:p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5711626" calcext:value-type="float">
            <text:p>95711626</text:p>
          </table:table-cell>
          <table:table-cell office:value-type="float" office:value="4.8E-015" calcext:value-type="float">
            <text:p>4.8E-1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A – I/II B – III/IV</text:p>
          </table:table-cell>
        </table:table-row>
        <table:table-row table:style-name="ro1">
          <table:table-cell office:value-type="float" office:value="24676471" calcext:value-type="float">
            <text:p>24676471</text:p>
          </table:table-cell>
          <table:table-cell office:value-type="string" calcext:value-type="string">
            <text:p>Endometriosis</text:p>
          </table:table-cell>
          <table:table-cell office:value-type="float" office:value="7739264" calcext:value-type="float">
            <text:p>773926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ID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785338" calcext:value-type="float">
            <text:p>19785338</text:p>
          </table:table-cell>
          <table:table-cell office:value-type="float" office:value="0.00000000062" calcext:value-type="float">
            <text:p>6.2E-10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4676472" calcext:value-type="float">
            <text:p>24676472</text:p>
          </table:table-cell>
          <table:table-cell office:value-type="string" calcext:value-type="string">
            <text:p>Endometriosis</text:p>
          </table:table-cell>
          <table:table-cell office:value-type="float" office:value="12700667" calcext:value-type="float">
            <text:p>1270066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NFE2L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7p15.2 </text:p>
          </table:table-cell>
          <table:table-cell office:value-type="float" office:value="0.0000000016" calcext:value-type="float">
            <text:p>1.6E-09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4676473" calcext:value-type="float">
            <text:p>24676473</text:p>
          </table:table-cell>
          <table:table-cell office:value-type="string" calcext:value-type="string">
            <text:p>Endometriosis</text:p>
          </table:table-cell>
          <table:table-cell office:value-type="float" office:value="1537377" calcext:value-type="float">
            <text:p>153737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DKN2B-AS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169450" calcext:value-type="float">
            <text:p>22169450</text:p>
          </table:table-cell>
          <table:table-cell office:value-type="float" office:value="0.000000015" calcext:value-type="float">
            <text:p>0.00000001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4676474" calcext:value-type="float">
            <text:p>24676474</text:p>
          </table:table-cell>
          <table:table-cell office:value-type="string" calcext:value-type="string">
            <text:p>Endometriosis</text:p>
          </table:table-cell>
          <table:table-cell office:value-type="float" office:value="13394619" calcext:value-type="float">
            <text:p>1339461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GREB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727257" calcext:value-type="float">
            <text:p>11727257</text:p>
          </table:table-cell>
          <table:table-cell office:value-type="float" office:value="0.000000045" calcext:value-type="float">
            <text:p>0.00000004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4676475" calcext:value-type="float">
            <text:p>24676475</text:p>
          </table:table-cell>
          <table:table-cell office:value-type="string" calcext:value-type="string">
            <text:p>Endometriosis</text:p>
          </table:table-cell>
          <table:table-cell office:value-type="float" office:value="4141819" calcext:value-type="float">
            <text:p>414181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ETAA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p14</text:p>
          </table:table-cell>
          <table:table-cell office:value-type="float" office:value="0.000000092" calcext:value-type="float">
            <text:p>0.000000092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4676476" calcext:value-type="float">
            <text:p>24676476</text:p>
          </table:table-cell>
          <table:table-cell office:value-type="string" calcext:value-type="string">
            <text:p>Endometriosis</text:p>
          </table:table-cell>
          <table:table-cell office:value-type="float" office:value="1250248" calcext:value-type="float">
            <text:p>1250248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FN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16286843" calcext:value-type="float">
            <text:p>216286843</text:p>
          </table:table-cell>
          <table:table-cell office:value-type="float" office:value="0.00000008" calcext:value-type="float">
            <text:p>0.00000008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, East Asi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3">
          <table:table-cell office:value-type="float" office:value="25336714" calcext:value-type="float">
            <text:p>25336714</text:p>
          </table:table-cell>
          <table:table-cell office:value-type="string" calcext:value-type="string">
            <text:p>Endometriosis</text:p>
          </table:table-cell>
          <table:table-cell office:value-type="float" office:value="6542095" calcext:value-type="float">
            <text:p>654209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IL1A</text:p>
          </table:table-cell>
          <table:table-cell table:number-columns-repeated="5"/>
          <table:table-cell office:value-type="float" office:value="0.0000000343" calcext:value-type="float">
            <text:p>3.43E-08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 – I/II B – III/IV</text:p>
            <text:p>Japanese study - suggestively associated with endometriosis risk: rs6542095, rs11677416, rs3783550, rs3783525, rs3783553, rs2856836, rs1304037 and rs17561</text:p>
          </table:table-cell>
        </table:table-row>
        <table:table-row table:style-name="ro1">
          <table:table-cell office:value-type="float" office:value="28901453" calcext:value-type="float">
            <text:p>28901453</text:p>
          </table:table-cell>
          <table:table-cell office:value-type="string" calcext:value-type="string">
            <text:p>Endometriosis</text:p>
          </table:table-cell>
          <table:table-cell office:value-type="float" office:value="7521902" calcext:value-type="float">
            <text:p>75219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WNT4</text:p>
          </table:table-cell>
          <table:table-cell table:number-columns-repeated="6"/>
          <table:table-cell office:value-type="string" calcext:value-type="string">
            <text:p>Paper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B – III/IV</text:p>
          </table:table-cell>
        </table:table-row>
        <table:table-row table:style-name="ro1">
          <table:table-cell office:value-type="float" office:value="28901454" calcext:value-type="float">
            <text:p>28901454</text:p>
          </table:table-cell>
          <table:table-cell office:value-type="string" calcext:value-type="string">
            <text:p>Endometriosis</text:p>
          </table:table-cell>
          <table:table-cell office:value-type="float" office:value="10859871" calcext:value-type="float">
            <text:p>1085987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VEZT</text:p>
          </table:table-cell>
          <table:table-cell table:number-columns-repeated="6"/>
          <table:table-cell office:value-type="string" calcext:value-type="string">
            <text:p>Paper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 – I/II</text:p>
          </table:table-cell>
        </table:table-row>
        <table:table-row table:style-name="ro1">
          <table:table-cell office:value-type="float" office:value="28901455" calcext:value-type="float">
            <text:p>28901455</text:p>
          </table:table-cell>
          <table:table-cell office:value-type="string" calcext:value-type="string">
            <text:p>Endometriosis</text:p>
          </table:table-cell>
          <table:table-cell office:value-type="float" office:value="11031006" calcext:value-type="float">
            <text:p>11031006</text:p>
          </table:table-cell>
          <table:table-cell/>
          <table:table-cell office:value-type="string" calcext:value-type="string">
            <text:p>FSHB</text:p>
          </table:table-cell>
          <table:table-cell table:number-columns-repeated="6"/>
          <table:table-cell office:value-type="string" calcext:value-type="string">
            <text:p>Paper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A – I/II</text:p>
          </table:table-cell>
        </table:table-row>
        <table:table-row table:style-name="ro1">
          <table:table-cell office:value-type="float" office:value="27513026" calcext:value-type="float">
            <text:p>27513026</text:p>
          </table:table-cell>
          <table:table-cell office:value-type="string" calcext:value-type="string">
            <text:p>Endometriosis</text:p>
          </table:table-cell>
          <table:table-cell office:value-type="float" office:value="6734792" calcext:value-type="float">
            <text:p>673479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D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1624632" calcext:value-type="float">
            <text:p>151624632</text:p>
          </table:table-cell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uropean</text:p>
          </table:table-cell>
          <table:table-cell table:number-columns-repeated="2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16:51:23.055367529</dc:date>
    <meta:editing-duration>PT3M53S</meta:editing-duration>
    <meta:editing-cycles>2</meta:editing-cycles>
    <meta:generator>LibreOffice/5.1.6.2$Linux_X86_64 LibreOffice_project/10m0$Build-2</meta:generator>
    <meta:document-statistic meta:table-count="1" meta:cell-count="1842" meta:object-count="0"/>
  </office:meta>
</office:document-meta>
</file>